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MethodPointcutAdvisor.RegexpMethodPointcutAdvisor( String pattern ,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MethodPointcutAdvis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MethodPointcutAdvisor.set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MethodPointcutAdvisor.RegexpMethodPointcutAdvisor( String [ ] patterns ,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pMethodPointcutAdvisor.setPatterns( String ... 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MethodPointcutAdvisor.getPointc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expMethodPointcutAdvisor.RegexpMethodPointcut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expMethodPointcutAdvisor.RegexpMethodPointcutAdvisor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MethodPointcutAdvisor.create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